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8.2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f8be9" officeooo:paragraph-rsid="001f8be9"/>
    </style:style>
    <style:style style:name="T1" style:family="text">
      <style:text-properties officeooo:rsid="001f8b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 Meteor Challenge (Part 1)</text:p>
      <text:p text:style-name="Standard"/>
      <text:p text:style-name="Standard"/>
      <text:p text:style-name="Standard">Tasks:</text:p>
      <text:p text:style-name="Standard"/>
      <text:list xml:id="list4075476515" text:style-name="WWNum1">
        <text:list-item>
          <text:p text:style-name="P4"><text:s text:c="4"/>Count the number of Stars</text:p>
        </text:list-item>
        <text:list-item>
          <text:p text:style-name="P4"><text:s text:c="4"/>Count the number of Meteors</text:p>
        </text:list-item>
        <text:list-item>
          <text:p text:style-name="P4"><text:s text:c="4"/>If the Meteors are falling perpendicularly to the Ground (Water level), count how many will fall on the Water</text:p>
        </text:list-item>
        <text:list-item>
          <text:p text:style-name="P4"><text:s text:c="4"/>(optional) Find the phrase that is hidden in the dots in the sky. </text:p>
          <text:list>
            <text:list-item>
              <text:p text:style-name="P5">HINT 1: 175 Characters</text:p>
            </text:list-item>
            <text:list-item>
              <text:p text:style-name="P5">HINT 2: Most of the last tasks’ code can be reused for this one</text:p>
            </text:list-item>
          </text:list>
        </text:list-item>
      </text:list>
      <text:p text:style-name="Standard"/>
      <text:p text:style-name="Standard"><text:s text:c="4"/>Please, send us the result and code you used to solve the tasks above. Explain how you achieved the results in each question. Good work!!</text:p>
      <text:p text:style-name="Standard"/>
      <text:p text:style-name="Standard">Subject: [CHALLENGE] [METEOR] <text:span text:style-name="T1">Tarcizio Augusto Santos Lafaiete</text:span></text:p>
      <text:p text:style-name="Standard"/>
      <text:p text:style-name="Standard">[Sample] Answers: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Number of Stars</text:p>
          </table:table-cell>
          <table:table-cell table:style-name="Table1.A1" office:value-type="string">
            <text:p text:style-name="P6">315</text:p>
          </table:table-cell>
        </table:table-row>
        <table:table-row table:style-name="Table1.1">
          <table:table-cell table:style-name="Table1.A1" office:value-type="string">
            <text:p text:style-name="P1">Number of Meteors</text:p>
          </table:table-cell>
          <table:table-cell table:style-name="Table1.A1" office:value-type="string">
            <text:p text:style-name="P6">328</text:p>
          </table:table-cell>
        </table:table-row>
        <table:table-row table:style-name="Table1.1">
          <table:table-cell table:style-name="Table1.A1" office:value-type="string">
            <text:p text:style-name="P1">Meteors falling on the Water</text:p>
          </table:table-cell>
          <table:table-cell table:style-name="Table1.A1" office:value-type="string">
            <text:p text:style-name="P6">105</text:p>
          </table:table-cell>
        </table:table-row>
        <table:table-row table:style-name="Table1.1">
          <table:table-cell table:style-name="Table1.A1" office:value-type="string">
            <text:p text:style-name="P1">(optional) Hidden Phrase</text:p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p text:style-name="Standard"/>
      <text:p text:style-name="Standard">Pixel Ref:</text:p>
      <text:p text:style-name="Standard"/>
      <text:p text:style-name="Standard"><text:s text:c="4"/>(pure white) <text:s text:c="3"/>Stars</text:p>
      <text:p text:style-name="Standard"><text:s text:c="4"/>(pure red) <text:s text:c="5"/>Meteors</text:p>
      <text:p text:style-name="Standard"><text:s text:c="4"/>(pure blue) <text:s text:c="4"/>Water</text:p>
      <text:p text:style-name="Standard"><text:s text:c="4"/>(pure black) <text:s text:c="3"/>Ground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6T11:51:46.369050448</dc:date>
    <meta:editing-duration>PT1M8S</meta:editing-duration>
    <meta:editing-cycles>1</meta:editing-cycles>
    <meta:document-statistic meta:table-count="1" meta:image-count="0" meta:object-count="0" meta:page-count="1" meta:paragraph-count="23" meta:word-count="137" meta:character-count="799" meta:non-whitespace-character-count="639"/>
  </office:meta>
</office:document-meta>
</file>